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99337" officeooo:paragraph-rsid="00099337" fo:background-color="transparent"/>
    </style:style>
    <style:style style:name="P3" style:family="paragraph" style:parent-style-name="Standard" style:list-style-name="L1">
      <style:text-properties officeooo:rsid="00099337" officeooo:paragraph-rsid="00099337" fo:background-color="#81d41a"/>
    </style:style>
    <style:style style:name="P4" style:family="paragraph" style:parent-style-name="Standard">
      <style:text-properties officeooo:rsid="00099337" officeooo:paragraph-rsid="00099337" fo:background-color="#81d41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32761546" text:style-name="L1">
        <text:list-item>
          <text:p text:style-name="P1"><text:a xlink:type="simple" xlink:href="https://www.google.com/search?q=ler+excel+com+javascript&amp;rlz=1C1GCEA_enBR1020BR1020&amp;oq=ler+excel+com+javascript&amp;gs_lcrp=EgZjaHJvbWUyBggAEEUYOdIBCDcyNzJqMGoxqAIAsAIA&amp;sourceid=chrome&amp;ie=UTF-8" text:style-name="Internet_20_link" text:visited-style-name="Visited_20_Internet_20_Link">https://www.google.com/search?q=ler+excel+com+javascript&amp;rlz=1C1GCEA_enBR1020BR1020&amp;oq=ler+excel+com+javascript&amp;gs_lcrp=EgZjaHJvbWUyBggAEEUYOdIBCDcyNzJqMGoxqAIAsAIA&amp;sourceid=chrome&amp;ie=UTF-8</text:a></text:p>
        </text:list-item>
        <text:list-item>
          <text:p text:style-name="P1"><text:a xlink:type="simple" xlink:href="https://awari.com.br/como-ler-e-escrever-arquivos-xlsx-usando-javascript/" text:style-name="Internet_20_link" text:visited-style-name="Visited_20_Internet_20_Link">https://awari.com.br/como-ler-e-escrever-arquivos-xlsx-usando-javascript/</text:a></text:p>
        </text:list-item>
        <text:list-item>
          <text:p text:style-name="P1"><text:a xlink:type="simple" xlink:href="https://pt.stackoverflow.com/questions/241507/ler-arquivo-js-e-escrever-na-página-usando-javascript" text:style-name="Internet_20_link" text:visited-style-name="Visited_20_Internet_20_Link">https://pt.stackoverflow.com/questions/241507/ler-arquivo-js-e-escrever-na-p%C3%A1gina-usando-javascript</text:a></text:p>
        </text:list-item>
        <text:list-item>
          <text:p text:style-name="P1"><text:a xlink:type="simple" xlink:href="https://www.botecodigital.dev.br/javascript/lendo-o-conteudo-de-um-arquivo-via-javascript/#google_vignette" text:style-name="Internet_20_link" text:visited-style-name="Visited_20_Internet_20_Link"><text:span text:style-name="T2">https://www.botecodigital.dev.br/javascript/lendo-o-conteudo-de-um-arquivo-via-javascript/#google_vignette</text:span></text:a></text:p>
        </text:list-item>
        <text:list-item>
          <text:p text:style-name="P2"><text:a xlink:type="simple" xlink:href="https://www.youtube.com/watch?v=DzfrWdrBy3Y" text:style-name="Internet_20_link" text:visited-style-name="Visited_20_Internet_20_Link"><text:span text:style-name="T1">https://www.youtube.com/watch?v=DzfrWdrBy3Y</text:span></text:a></text:p>
        </text:list-item>
        <text:list-item>
          <text:p text:style-name="P3"><text:a xlink:type="simple" xlink:href="https://www.youtube.com/watch?v=4fCzM-WK4gM" text:style-name="Internet_20_link" text:visited-style-name="Visited_20_Internet_20_Link">https://www.youtube.com/watch?v=4fCzM-WK4gM</text:a></text:p>
        </text:list-item>
      </text:list>
      <text:p text:style-name="P4"/>
      <text:p text:style-name="P4"/>
      <text:list xml:id="list154813947995987" text:continue-numbering="true" text:style-name="L1">
        <text:list-item>
          <text:p text:style-name="P3">https://www.youtube.com/results?search_query=pegar+arquivo+com+javascript</text:p>
        </text:list-item>
        <text:list-item>
          <text:p text:style-name="P3"><text:a xlink:type="simple" xlink:href="https://www.youtube.com/watch?v=OnVNLU4q99o" text:style-name="Internet_20_link" text:visited-style-name="Visited_20_Internet_20_Link">https://www.youtube.com/watch?v=OnVNLU4q99o</text:a></text:p>
        </text:list-item>
        <text:list-item>
          <text:p text:style-name="P3">https://www.youtube.com/watch?v=SWTJxnms_YA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0T15:48:12.414000000</dc:date>
    <meta:editing-duration>PT3H2M45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9" meta:word-count="18" meta:character-count="726" meta:non-whitespace-character-count="726"/>
  </office:meta>
</office:document-meta>
</file>